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Note </text:h>
      <text:p text:style-name="Text_20_body">Before <office:annotation><dc:creator>Vincent Spiewak</dc:creator><dc:date>2009-06-24T10:22:57</dc:date><text:p text:style-name="P1"><text:span text:style-name="T1">This is the text in the note</text:span></text:p></office:annotation> after...</text:p>
      <text:p text:style-name="Text_20_body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22:16</meta:creation-date>
    <dc:date>2009-06-24T10:23:46</dc:date>
    <dc:creator>Vincent Spiewak</dc:creator>
    <meta:editing-duration>PT00H01M30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6" meta:character-count="36"/>
  </office:meta>
</office:document-meta>
</file>